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dfefe" draw:fill-color="#fdfefe" draw:textarea-horizontal-align="justify" draw:textarea-vertical-align="middle" draw:auto-grow-height="false" fo:min-height="1.02cm" fo:min-width="1.722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="none" draw:fill-color="#fdfefe" draw:textarea-horizontal-align="justify" draw:textarea-vertical-align="middle" draw:auto-grow-height="false" fo:min-height="3.568cm" fo:min-width="3.318cm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199cm" fo:min-width="0cm"/>
    </style:style>
    <style:style style:name="P1" style:family="paragraph">
      <loext:graphic-properties draw:fill-color="#fdfef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dfefe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222cm" svg:height="1.27cm" svg:x="9.545cm" svg:y="9.6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22cm" svg:height="1.27cm" svg:x="7.245cm" svg:y="10.90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572cm" svg:y1="5.127cm" svg:x2="9.572cm" svg:y2="16.557cm">
          <text:p/>
        </draw:line>
        <draw:line draw:style-name="gr2" draw:text-style-name="P2" draw:layer="layout" svg:x1="6.815cm" svg:y1="7.985cm" svg:x2="12.212cm" svg:y2="7.985cm">
          <text:p/>
        </draw:line>
        <draw:line draw:style-name="gr2" draw:text-style-name="P2" draw:layer="layout" svg:x1="6.816cm" svg:y1="15.485cm" svg:x2="12.213cm" svg:y2="15.485cm">
          <text:p/>
        </draw:line>
        <draw:custom-shape draw:style-name="gr3" draw:text-style-name="P3" draw:layer="layout" svg:width="5.398cm" svg:height="5.398cm" svg:x="6.832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4" draw:text-style-name="P4" draw:layer="layout" svg:width="2.989cm" svg:height="2.54cm" svg:x="7.94cm" svg:y="6.332cm" draw:kind="arc" draw:start-angle="0.73" draw:end-angle="272.09">
          <text:p/>
        </draw:ellipse>
        <draw:ellipse draw:style-name="gr4" draw:text-style-name="P4" draw:layer="layout" svg:width="3.175cm" svg:height="2.539cm" draw:transform="rotate (-3.14159265358979) translate (11.115cm 11.412cm)" draw:kind="arc" draw:start-angle="0.73" draw:end-angle="272.09">
          <text:p/>
        </draw:ellipse>
        <draw:custom-shape draw:style-name="gr5" draw:text-style-name="P2" draw:layer="layout" svg:width="0.635cm" svg:height="0.635cm" svg:x="11.627cm" svg:y="13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1-16T17:28:08.621000000</meta:creation-date>
    <dc:date>2025-11-16T17:55:53.013000000</dc:date>
    <meta:editing-duration>PT6M48S</meta:editing-duration>
    <meta:editing-cycles>2</meta:editing-cycles>
    <meta:generator>LibreOffice/7.3.5.2$Windows_X86_64 LibreOffice_project/184fe81b8c8c30d8b5082578aee2fed2ea847c01</meta:generator>
    <meta:document-statistic meta:object-count="9"/>
  </office:meta>
</office:document-meta>
</file>